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ternal_url" table:style-name="ta1">
        <table:table-column table:style-name="co1" table:default-cell-style-name="Default"/>
        <table:table-row table:style-name="ro1">
          <table:table-cell office:value-type="string" calcext:value-type="string">
            <table:cell-range-source table:name="Numeral" xlink:type="simple" xlink:href="https://github.com/ytyaru/LibreOffice.Calc.Usage.20201006084708/blob/master/src/0_guide/26_named_cells.ods?raw=true" table:filter-name="calc8" table:last-column-spanned="1" table:last-row-spanned="1"/>
            <text:p>A</text:p>
          </table:table-cell>
          <table:table-cell table:style-name="Default">
            <table:cell-range-source table:name="Alphabets" xlink:type="simple" xlink:href="https://github.com/ytyaru/LibreOffice.Calc.Usage.20201006084708/blob/master/src/0_guide/26_named_cells.ods?raw=true" table:filter-name="calc8" table:last-column-spanned="1" table:last-row-spanned="1"/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4:50:39.727463360</meta:creation-date>
    <dc:date>2020-10-11T15:03:50.115251914</dc:date>
    <meta:editing-duration>PT13M10S</meta:editing-duration>
    <meta:editing-cycles>1</meta:editing-cycles>
    <meta:generator>LibreOffice/6.1.5.2$Linux_ARM_EABI LibreOffice_project/10$Build-2</meta:generator>
    <meta:document-statistic meta:table-count="1" meta:cell-count="26" meta:object-count="0"/>
  </office:meta>
</office:document-meta>
</file>